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Standard">
      <style:text-properties officeooo:rsid="0010e8a7" officeooo:paragraph-rsid="0010e8a7"/>
    </style:style>
    <style:style style:name="P5" style:family="paragraph" style:parent-style-name="Standard">
      <style:text-properties officeooo:rsid="0010e8a7" officeooo:paragraph-rsid="0012cb71"/>
    </style:style>
    <style:style style:name="P6" style:family="paragraph" style:parent-style-name="Standard">
      <style:text-properties officeooo:rsid="001f407f" officeooo:paragraph-rsid="001f407f"/>
    </style:style>
    <style:style style:name="P7" style:family="paragraph" style:parent-style-name="Standard">
      <style:text-properties style:font-name="Comic Sans MS" fo:font-size="12pt" style:font-size-asian="12pt" style:font-size-complex="12pt"/>
    </style:style>
    <style:style style:name="P8" style:family="paragraph" style:parent-style-name="Standard">
      <style:text-properties style:font-name="Comic Sans MS" fo:font-size="12pt" officeooo:rsid="001677c1" officeooo:paragraph-rsid="0027269b" style:font-size-asian="12pt" style:font-size-complex="12pt"/>
    </style:style>
    <style:style style:name="P9" style:family="paragraph" style:parent-style-name="Standard">
      <style:text-properties style:font-name="Comic Sans MS" fo:font-size="12pt" officeooo:paragraph-rsid="002f2b1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2a6099" style:font-name="Comic Sans MS" fo:font-size="10pt" officeooo:rsid="0031c5de" officeooo:paragraph-rsid="0031c5de" style:font-size-asian="8.75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31c5de" officeooo:paragraph-rsid="0031c5de"/>
    </style:style>
    <style:style style:name="P12" style:family="paragraph" style:parent-style-name="Standard">
      <style:paragraph-properties fo:text-align="justify" style:justify-single-word="false"/>
      <style:text-properties officeooo:rsid="0031c5de" officeooo:paragraph-rsid="0031d21f"/>
    </style:style>
    <style:style style:name="P13" style:family="paragraph" style:parent-style-name="Standard">
      <style:paragraph-properties fo:text-align="start" style:justify-single-word="false"/>
      <style:text-properties officeooo:rsid="0031c5de" officeooo:paragraph-rsid="003357cd"/>
    </style:style>
    <style:style style:name="P14" style:family="paragraph" style:parent-style-name="Standard">
      <style:paragraph-properties fo:break-before="page"/>
      <style:text-properties officeooo:rsid="0025c716" officeooo:paragraph-rsid="001677c1"/>
    </style:style>
    <style:style style:name="P15" style:family="paragraph" style:parent-style-name="Standard">
      <style:paragraph-properties fo:break-before="page"/>
      <style:text-properties style:font-name="Comic Sans MS" fo:font-size="12pt" officeooo:rsid="001677c1" officeooo:paragraph-rsid="0027269b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677c1" officeooo:paragraph-rsid="001677c1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officeooo:rsid="002a9a0b" officeooo:paragraph-rsid="002a9a0b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officeooo:rsid="002a9a0b" officeooo:paragraph-rsid="002c7fa4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officeooo:rsid="002a9a0b" officeooo:paragraph-rsid="0031c5d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officeooo:paragraph-rsid="002c7fa4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2a9a0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2c7fa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31c5de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c7fa4" officeooo:paragraph-rsid="002c7fa4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2056fc" officeooo:paragraph-rsid="002056fc" style:font-size-asian="8pt" style:font-size-complex="8pt"/>
    </style:style>
    <style:style style:name="P26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2056fc" officeooo:paragraph-rsid="0020c345" style:font-size-asian="8pt" style:font-size-complex="8pt"/>
    </style:style>
    <style:style style:name="P27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1d446d" officeooo:paragraph-rsid="001d446d" style:font-size-asian="8pt" style:font-size-complex="8pt"/>
    </style:style>
    <style:style style:name="P28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1d446d" officeooo:paragraph-rsid="0020c345" style:font-size-asian="8pt" style:font-size-complex="8pt"/>
    </style:style>
    <style:style style:name="P29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1d8eeb" officeooo:paragraph-rsid="001d8eeb" style:font-size-asian="8pt" style:font-size-complex="8pt"/>
    </style:style>
    <style:style style:name="P30" style:family="paragraph" style:parent-style-name="Standard">
      <style:paragraph-properties fo:padding="0.049cm" fo:border="0.06pt solid #000000" style:shadow="#808080 0.18cm 0.18cm"/>
      <style:text-properties style:font-name="Comic Sans MS" fo:font-size="8pt" officeooo:rsid="001d8eeb" officeooo:paragraph-rsid="0020c345" style:font-size-asian="8pt" style:font-size-complex="8pt"/>
    </style:style>
    <style:style style:name="P31" style:family="paragraph" style:parent-style-name="question" style:list-style-name="">
      <loext:graphic-properties draw:fill="none"/>
      <style:paragraph-properties fo:background-color="transparent"/>
      <style:text-properties style:font-name="Comic Sans MS" fo:font-size="12pt" officeooo:paragraph-rsid="002f2b18" style:font-size-asian="12pt" style:font-size-complex="12pt"/>
    </style:style>
    <style:style style:name="P32" style:family="paragraph" style:parent-style-name="question">
      <style:paragraph-properties fo:margin-left="0cm" fo:margin-right="0cm" fo:margin-top="0cm" fo:margin-bottom="0cm" loext:contextual-spacing="false" fo:text-indent="0cm" style:auto-text-indent="false"/>
      <style:text-properties style:font-name="Comic Sans MS" officeooo:rsid="0015df8d" officeooo:paragraph-rsid="0025c716"/>
    </style:style>
    <style:style style:name="P33" style:family="paragraph" style:parent-style-name="question">
      <style:paragraph-properties fo:margin-left="0cm" fo:margin-right="0cm" fo:margin-top="0cm" fo:margin-bottom="0cm" loext:contextual-spacing="false" fo:text-indent="0cm" style:auto-text-indent="false"/>
      <style:text-properties style:font-name="Comic Sans MS" officeooo:rsid="0010e8a7" officeooo:paragraph-rsid="0015df8d"/>
    </style:style>
    <style:style style:name="P34" style:family="paragraph" style:parent-style-name="question" style:list-style-name="Numbering_20_1" style:master-page-name="">
      <loext:graphic-properties draw:fill="solid" draw:fill-color="#ffcc99" draw:opacity="100%"/>
      <style:paragraph-properties fo:margin-left="0cm" fo:margin-right="0cm" fo:margin-top="0cm" fo:margin-bottom="0cm" loext:contextual-spacing="false" fo:orphans="2" fo:widows="2" fo:text-indent="0cm" style:auto-text-indent="false" style:page-number="auto" fo:background-color="#ffcc99" style:writing-mode="lr-tb"/>
      <style:text-properties style:font-name="Comic Sans MS" officeooo:paragraph-rsid="002f2b18"/>
    </style:style>
    <style:style style:name="P35" style:family="paragraph" style:parent-style-name="question" style:list-style-name="Numbering_20_1" style:master-page-name="">
      <loext:graphic-properties draw:fill="solid" draw:fill-color="#ffcc99" draw:opacity="100%"/>
      <style:paragraph-properties fo:margin-left="0cm" fo:margin-right="0cm" fo:margin-top="0cm" fo:margin-bottom="0cm" loext:contextual-spacing="false" fo:orphans="2" fo:widows="2" fo:text-indent="0cm" style:auto-text-indent="false" style:page-number="auto" fo:background-color="#ffcc99" style:writing-mode="lr-tb"/>
      <style:text-properties style:font-name="Comic Sans MS"/>
    </style:style>
    <style:style style:name="P36" style:family="paragraph" style:parent-style-name="question" style:list-style-name="Numbering_20_1">
      <loext:graphic-properties draw:fill="solid" draw:fill-color="#ffcc99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cc99" style:writing-mode="lr-tb"/>
      <style:text-properties style:font-name="Comic Sans MS" fo:font-size="12pt" style:font-size-asian="12pt" style:font-size-complex="12pt"/>
    </style:style>
    <style:style style:name="P37" style:family="paragraph" style:parent-style-name="question" style:list-style-name="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2a6099" style:font-name="Comic Sans MS" fo:font-size="10pt" style:font-size-asian="10pt" style:font-size-complex="10pt"/>
    </style:style>
    <style:style style:name="P38" style:family="paragraph" style:parent-style-name="question" style:list-style-name="">
      <loext:graphic-properties draw:fill="none"/>
      <style:paragraph-properties fo:margin-left="0cm" fo:margin-right="0cm" fo:text-indent="0cm" style:auto-text-indent="false" fo:background-color="transparent"/>
      <style:text-properties fo:color="#2a6099" style:font-name="Comic Sans MS" fo:font-size="10pt" officeooo:paragraph-rsid="002f2b18" style:font-size-asian="10pt" style:font-size-complex="10pt"/>
    </style:style>
    <style:style style:name="P39" style:family="paragraph" style:parent-style-name="question" style:list-style-name="">
      <loext:graphic-properties draw:fill="none"/>
      <style:paragraph-properties fo:margin-left="0cm" fo:margin-right="0cm" fo:text-indent="0cm" style:auto-text-indent="false" fo:background-color="transparent"/>
      <style:text-properties fo:color="#2a6099" style:font-name="Comic Sans MS" fo:font-size="10pt" officeooo:paragraph-rsid="00314c2b" style:font-size-asian="10pt" style:font-size-complex="10pt"/>
    </style:style>
    <style:style style:name="P40" style:family="paragraph" style:parent-style-name="question" style:list-style-name="Numbering_20_1" style:master-page-name="">
      <loext:graphic-properties draw:fill="solid" draw:fill-color="#ffcc99" draw:opacity="100%"/>
      <style:paragraph-properties fo:margin-left="0.101cm" fo:margin-right="0cm" fo:margin-top="0cm" fo:margin-bottom="0cm" loext:contextual-spacing="false" fo:orphans="2" fo:widows="2" fo:text-indent="0cm" style:auto-text-indent="false" style:page-number="auto" fo:background-color="#ffcc99" style:writing-mode="lr-tb"/>
      <style:text-properties style:font-name="Comic Sans MS" fo:font-size="12pt" officeooo:paragraph-rsid="002f2b18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2a9a0b" style:font-size-asian="8.75pt" style:font-weight-asian="normal" style:font-size-complex="10pt" style:font-weight-complex="normal"/>
    </style:style>
    <style:style style:name="P42" style:family="paragraph" style:parent-style-name="Standard" style:list-style-name="L1">
      <style:text-properties style:font-name="Comic Sans MS" officeooo:rsid="00221e67" officeooo:paragraph-rsid="002f2b18"/>
    </style:style>
    <style:style style:name="P43" style:family="paragraph" style:parent-style-name="Standard">
      <style:paragraph-properties fo:text-align="justify" style:justify-single-word="false"/>
      <style:text-properties fo:color="#2a6099" style:font-name="Comic Sans MS" fo:font-size="10pt" officeooo:rsid="0031d21f" officeooo:paragraph-rsid="0031d21f" style:font-size-asian="8.75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2a6099" style:font-name="Comic Sans MS" fo:font-size="10pt" fo:font-weight="normal" officeooo:rsid="0031d21f" officeooo:paragraph-rsid="0031d21f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2a6099" style:font-name="Comic Sans MS" fo:font-size="10pt" fo:font-weight="normal" officeooo:rsid="003357cd" officeooo:paragraph-rsid="0031d21f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2a6099" style:font-name="Comic Sans MS" fo:font-size="10pt" fo:font-weight="normal" officeooo:rsid="003357cd" officeooo:paragraph-rsid="003357cd" style:font-size-asian="8.75pt" style:font-weight-asian="normal" style:font-size-complex="10pt" style:font-weight-complex="normal"/>
    </style:style>
    <style:style style:name="P47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8" style:family="paragraph" style:parent-style-name="Heading_20_1" style:list-style-name="Numbering_20_1">
      <style:text-properties officeooo:rsid="001f407f" officeooo:paragraph-rsid="0027269b"/>
    </style:style>
    <style:style style:name="P49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2a9a0b" style:font-size-asian="8.75pt" style:font-weight-asian="normal" style:font-size-complex="10pt" style:font-weight-complex="normal"/>
    </style:style>
    <style:style style:name="P5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color="#2a6099" style:font-name="Comic Sans MS" fo:font-size="10pt" style:text-underline-style="none" fo:font-weight="normal" officeooo:rsid="002a9a0b" officeooo:paragraph-rsid="002c7fa4" style:font-size-asian="8.75pt" style:font-weight-asian="normal" style:font-size-complex="10pt" style:font-weight-complex="normal"/>
    </style:style>
    <style:style style:name="T1" style:family="text">
      <style:text-properties officeooo:rsid="0012cb71"/>
    </style:style>
    <style:style style:name="T2" style:family="text">
      <style:text-properties officeooo:rsid="002056fc"/>
    </style:style>
    <style:style style:name="T3" style:family="text">
      <style:text-properties officeooo:rsid="0020c345"/>
    </style:style>
    <style:style style:name="T4" style:family="text">
      <style:text-properties officeooo:rsid="0020c345" style:font-name-asian="OpenSymbol1" style:font-name-complex="OpenSymbol1"/>
    </style:style>
    <style:style style:name="T5" style:family="text">
      <style:text-properties officeooo:rsid="0025c716"/>
    </style:style>
    <style:style style:name="T6" style:family="text">
      <style:text-properties fo:color="#000000"/>
    </style:style>
    <style:style style:name="T7" style:family="text">
      <style:text-properties fo:color="#000000" style:text-position="33% 80%"/>
    </style:style>
    <style:style style:name="T8" style:family="text">
      <style:text-properties fo:color="#000000" style:text-position="0% 100%"/>
    </style:style>
    <style:style style:name="T9" style:family="text">
      <style:text-properties officeooo:rsid="00292b2d"/>
    </style:style>
    <style:style style:name="T10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1" style:family="text">
      <style:text-properties fo:font-size="10pt" style:text-underline-style="none" fo:font-weight="normal" officeooo:rsid="002a9a0b" style:font-size-asian="8.75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officeooo:rsid="002ab27f" style:font-size-asian="8.75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officeooo:rsid="002c7fa4" style:font-size-asian="8.75pt" style:font-weight-asian="normal" style:font-size-complex="10pt" style:font-weight-complex="normal"/>
    </style:style>
    <style:style style:name="T14" style:family="text">
      <style:text-properties fo:font-size="10pt" style:text-underline-style="none" fo:font-weight="normal" officeooo:rsid="002d4561" style:font-size-asian="8.75pt" style:font-weight-asian="normal" style:font-size-complex="10pt" style:font-weight-complex="normal"/>
    </style:style>
    <style:style style:name="T15" style:family="text">
      <style:text-properties officeooo:rsid="002f2b18"/>
    </style:style>
    <style:style style:name="T16" style:family="text">
      <style:text-properties fo:color="#2a6099"/>
    </style:style>
    <style:style style:name="T17" style:family="text">
      <style:text-properties fo:color="#2a6099" officeooo:rsid="002d4561"/>
    </style:style>
    <style:style style:name="T18" style:family="text">
      <style:text-properties fo:color="#2a6099" style:font-name="Comic Sans MS" fo:font-size="10pt" style:font-size-asian="8.75pt" style:font-size-complex="10pt"/>
    </style:style>
    <style:style style:name="T19" style:family="text">
      <style:text-properties fo:color="#2a6099" style:font-name="Comic Sans MS" fo:font-size="10pt" officeooo:rsid="0031d21f" style:font-size-asian="8.75pt" style:font-size-complex="10pt"/>
    </style:style>
    <style:style style:name="T20" style:family="text">
      <style:text-properties fo:color="#2a6099" style:font-name="Comic Sans MS" fo:font-size="10pt" fo:font-weight="normal" style:font-size-asian="8.75pt" style:font-weight-asian="normal" style:font-size-complex="10pt" style:font-weight-complex="normal"/>
    </style:style>
    <style:style style:name="T21" style:family="text">
      <style:text-properties fo:color="#2a6099" style:font-name="Comic Sans MS" fo:font-size="10pt" fo:font-weight="normal" officeooo:rsid="0031d21f" style:font-size-asian="8.75pt" style:font-weight-asian="normal" style:font-size-complex="10pt" style:font-weight-complex="normal"/>
    </style:style>
    <style:style style:name="T22" style:family="text">
      <style:text-properties fo:color="#2a6099" style:font-name="Comic Sans MS" fo:font-size="10pt" fo:font-weight="normal" officeooo:rsid="003357cd" style:font-size-asian="8.75pt" style:font-weight-asian="normal" style:font-size-complex="10pt" style:font-weight-complex="normal"/>
    </style:style>
    <style:style style:name="T23" style:family="text">
      <style:text-properties style:font-name="Comic Sans MS"/>
    </style:style>
    <style:style style:name="T24" style:family="text">
      <style:text-properties officeooo:rsid="002d456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47" text:outline-level="4">Schéma conditionnel<text:tab/>Année 201<text:span text:style-name="T9">9</text:span>-20<text:span text:style-name="T9">20</text:span><text:tab/>SNIR 1</text:h>
          </table:table-cell>
        </table:table-row>
        <table:table-row>
          <table:table-cell table:style-name="Tableau1.A2" office:value-type="string">
            <text:p text:style-name="P3">Algorithmique<text:tab/><text:tab/>Actions et structures de contrôle</text:p>
          </table:table-cell>
        </table:table-row>
        <table:table-row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4">Rappel:</text:p>
      <text:p text:style-name="P4">Lire une valeur au clavier <text:tab/><text:tab/><text:tab/>: <text:tab/>Lire : variable</text:p>
      <text:p text:style-name="P4">Afficher quelque chose à l'écran <text:tab/><text:tab/>: <text:tab/>Ecrire : "du texte" ou Ecrire : variable</text:p>
      <text:p text:style-name="P4">Tester la valeur d'une variable<text:tab/><text:tab/>:<text:tab/>Si &lt;predicat&gt; ALORS &lt;actions&gt; FINSI</text:p>
      <text:p text:style-name="P5"><text:tab/><text:tab/><text:tab/><text:tab/><text:tab/><text:tab/>Si &lt;predicat&gt; ALORS &lt;actions&gt; <text:span text:style-name="T1">SINON &lt;action&gt; </text:span>FINSI</text:p>
      <text:list xml:id="list339617650" text:style-name="Numbering_20_1">
        <text:list-item>
          <text:list>
            <text:list-header>
              <text:h text:style-name="P48" text:outline-level="1"/>
            </text:list-header>
          </text:list>
        </text:list-item>
        <text:list-item>
          <text:p text:style-name="P32"><text:span text:style-name="T5">Donnez l’algorithme d’un programme demandant</text:span> l'âge et affiche vous êtes majeur si l'âge est supérieur ou égal à 18.</text:p>
        </text:list-item>
      </text:list>
      <text:h text:style-name="P49" text:outline-level="1">Variables :</text:h>
      <text:p text:style-name="P21"><text:tab/>age entier</text:p>
      <text:p text:style-name="P21">Algorithme :</text:p>
      <text:p text:style-name="P21"><text:tab/>Début</text:p>
      <text:p text:style-name="P21"><text:tab/><text:tab/>Écrire «Donnez votre âge»</text:p>
      <text:p text:style-name="P21"><text:tab/><text:tab/>Lire age</text:p>
      <text:p text:style-name="P21"><text:tab/><text:tab/>Si age==18 </text:p>
      <text:p text:style-name="P23"><text:tab/><text:tab/><text:tab/><text:span text:style-name="T24">Alors</text:span></text:p>
      <text:p text:style-name="P23"><text:tab/><text:tab/><text:tab/><text:tab/>Écrire «Vous êtes majeur(e)»</text:p>
      <text:p text:style-name="P21"><text:tab/><text:tab/>FinSi</text:p>
      <text:p text:style-name="P21"><text:tab/><text:tab/>Si age&gt;18 </text:p>
      <text:p text:style-name="P23"><text:tab/><text:tab/><text:tab/><text:span text:style-name="T24">Alors</text:span></text:p>
      <text:p text:style-name="P23"><text:tab/><text:tab/><text:tab/><text:tab/>Écrire «Vous avez plus de 18 ans donc vous êtes majeur(e)»</text:p>
      <text:p text:style-name="P21"><text:tab/><text:tab/><text:tab/>Sinon</text:p>
      <text:p text:style-name="P21"><text:tab/><text:tab/><text:tab/><text:tab/>Écrire «Vous êtes encore mineur(e)»n</text:p>
      <text:p text:style-name="P21"><text:tab/><text:tab/>FinSi</text:p>
      <text:p text:style-name="P21"><text:tab/>Fin</text:p>
      <text:list xml:id="list164960095960400" text:continue-numbering="true" text:style-name="Numbering_20_1">
        <text:list-item>
          <text:p text:style-name="P32"><text:span text:style-name="T5">Donnez l’algorithme d’un programme demandant</text:span> une note entre 0 et 20 et affiche «vous avez moins que la moyenne» si la note est inférieure à 10, «vous avez la moyenne» si la note est égale à 10, «vous avez plus que la moyenne» si la note est supérieure à 10.</text:p>
        </text:list-item>
      </text:list>
      <text:h text:style-name="P49" text:outline-level="1">Variables :</text:h>
      <text:p text:style-name="P21"><text:tab/>note réel</text:p>
      <text:p text:style-name="P21">Algorithme :</text:p>
      <text:p text:style-name="P21"><text:tab/>Début</text:p>
      <text:p text:style-name="P21"><text:tab/><text:tab/>Écrire «Donnez votre note»</text:p>
      <text:p text:style-name="P21"><text:tab/><text:tab/>Lire note</text:p>
      <text:p text:style-name="P17"><text:span text:style-name="T10"><text:tab/><text:tab/>Si note==10 </text:span><text:span text:style-name="T14">Alors</text:span><text:span text:style-name="T10"> :</text:span></text:p>
      <text:p text:style-name="P21"><text:tab/><text:tab/><text:tab/>Écrire «Vous avez eu la moyenne»</text:p>
      <text:p text:style-name="P21"><text:tab/><text:tab/>FinSi</text:p>
      <text:p text:style-name="P21"><text:tab/><text:tab/>Si note&gt;10 </text:p>
      <text:p text:style-name="P19"><text:span text:style-name="T10"><text:tab/><text:tab/><text:tab/></text:span><text:span text:style-name="T14">Alors</text:span></text:p>
      <text:p text:style-name="P19"><text:span text:style-name="T14"><text:tab/><text:tab/><text:tab/><text:tab/></text:span><text:span text:style-name="T10">Écrire «Vous avez plus </text:span><text:span text:style-name="T12">que la moyenne</text:span><text:span text:style-name="T10">»</text:span></text:p>
      <text:p text:style-name="P21"><text:soft-page-break/><text:tab/><text:tab/><text:tab/>Sinon</text:p>
      <text:p text:style-name="P17"><text:span text:style-name="T10"><text:tab/><text:tab/><text:tab/><text:tab/>Écrire «Vous </text:span><text:span text:style-name="T12">avez moins que la moyenne</text:span><text:span text:style-name="T10">»</text:span></text:p>
      <text:p text:style-name="P21"><text:tab/><text:tab/>FinSi</text:p>
      <text:p text:style-name="P21"><text:tab/>Fin</text:p>
      <text:list xml:id="list164960920797739" text:continue-numbering="true" text:style-name="Numbering_20_1">
        <text:list-item>
          <text:p text:style-name="P33">Sachant qu'une corpulence "normale" se situe entre un imc de 18,5 et 25. Complétez votre algorithme de calcul de l'imc afin de dire à l'utilisateur s'il est dans la "norme".</text:p>
        </text:list-item>
      </text:list>
      <text:h text:style-name="P50" text:outline-level="1">Variables :</text:h>
      <text:p text:style-name="P20"><text:span text:style-name="T11"><text:tab/></text:span><text:span text:style-name="T13">masse</text:span><text:span text:style-name="T11"> réel</text:span></text:p>
      <text:p text:style-name="P20"><text:span text:style-name="T11"><text:tab/></text:span><text:span text:style-name="T13">taille réel</text:span></text:p>
      <text:p text:style-name="P24"><text:tab/>imc réel</text:p>
      <text:p text:style-name="P22">Algorithme :</text:p>
      <text:p text:style-name="P22"><text:tab/>Début</text:p>
      <text:p text:style-name="P18"><text:span text:style-name="T10"><text:tab/><text:tab/>Écrire «Donnez votre </text:span><text:span text:style-name="T13">masse en kilogramme</text:span><text:span text:style-name="T10">»</text:span></text:p>
      <text:p text:style-name="P18"><text:span text:style-name="T10"><text:tab/><text:tab/>Lire </text:span><text:span text:style-name="T13">masse</text:span></text:p>
      <text:p text:style-name="P18"><text:span text:style-name="T10"><text:tab/><text:tab/>Écrire «Donnez votre </text:span><text:span text:style-name="T13">taille en centimètre</text:span><text:span text:style-name="T10">»</text:span></text:p>
      <text:p text:style-name="P24"><text:tab/><text:tab/>Lire taille</text:p>
      <text:p text:style-name="P24"><text:tab/><text:tab/>imc=masse/taille*taille<text:tab/></text:p>
      <text:p text:style-name="P24"><text:tab/><text:tab/>Ecrire «Votre IMC est de »+imc<text:tab/></text:p>
      <text:p text:style-name="P18"><text:span text:style-name="T10"><text:tab/><text:tab/>Si </text:span><text:span text:style-name="T13">18,5&lt;=imc&lt;=25 </text:span></text:p>
      <text:p text:style-name="P19"><text:span text:style-name="T10"><text:tab/><text:tab/><text:tab/></text:span><text:span text:style-name="T14">Alors</text:span></text:p>
      <text:p text:style-name="P19"><text:span text:style-name="T14"><text:tab/><text:tab/><text:tab/><text:tab/></text:span><text:span text:style-name="T10">Écrire «Vous </text:span><text:span text:style-name="T13">êtes dans la norme</text:span><text:span text:style-name="T10">»</text:span></text:p>
      <text:p text:style-name="P22"><text:tab/><text:tab/><text:tab/>Sinon</text:p>
      <text:p text:style-name="P18"><text:span text:style-name="T10"><text:tab/><text:tab/><text:tab/><text:tab/>Écrire «Vous </text:span><text:span text:style-name="T13">n’êtes pas dans la norme</text:span><text:span text:style-name="T10">»</text:span></text:p>
      <text:p text:style-name="P22"><text:tab/><text:tab/>FinSi</text:p>
      <text:p text:style-name="P22"><text:tab/>Fin</text:p>
      <text:p text:style-name="P16"/>
      <text:p text:style-name="P14"><text:tab/><text:tab/><text:span text:style-name="T23">Soit l’algorithme suivant :</text:span></text:p>
      <text:p text:style-name="P25">val : entier</text:p>
      <text:p text:style-name="P25">Ecrire : « Donnez une valeur comprise entre 0 et 255 »</text:p>
      <text:p text:style-name="P25">Lire:val</text:p>
      <text:p text:style-name="P25"/>
      <text:p text:style-name="P27"><text:span text:style-name="T2">SI</text:span> val <text:span text:style-name="T4">≥</text:span>12<text:span text:style-name="T2">8</text:span></text:p>
      <text:p text:style-name="P25">ALORS</text:p>
      <text:p text:style-name="P27"><text:tab/>val=val-128</text:p>
      <text:p text:style-name="P27"><text:tab/><text:span text:style-name="T2">Ecrire :</text:span> « 1 »</text:p>
      <text:p text:style-name="P25">SINON</text:p>
      <text:p text:style-name="P29"><text:tab/><text:span text:style-name="T2">E</text:span>crire : « <text:span text:style-name="T2">0 »</text:span></text:p>
      <text:p text:style-name="P25">FINSI</text:p>
      <text:p text:style-name="P28"><text:span text:style-name="T2">SI</text:span> val ≥<text:span text:style-name="T3">64</text:span></text:p>
      <text:p text:style-name="P26">ALORS</text:p>
      <text:p text:style-name="P28"><text:tab/>val=val-<text:span text:style-name="T3">64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32</text:span></text:p>
      <text:p text:style-name="P26">ALORS</text:p>
      <text:p text:style-name="P28"><text:tab/>val=val-<text:span text:style-name="T3">32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16</text:span></text:p>
      <text:p text:style-name="P26">ALORS</text:p>
      <text:p text:style-name="P28"><text:tab/>val=val-<text:span text:style-name="T3">16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8</text:span></text:p>
      <text:p text:style-name="P26">ALORS</text:p>
      <text:p text:style-name="P28"><text:tab/>val=val-<text:span text:style-name="T3">8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4</text:span></text:p>
      <text:p text:style-name="P26">ALORS</text:p>
      <text:p text:style-name="P28"><text:tab/>val=val-<text:span text:style-name="T3">4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2</text:span></text:p>
      <text:p text:style-name="P26">ALORS</text:p>
      <text:p text:style-name="P28"><text:tab/>val=val-<text:span text:style-name="T3">2</text:span></text:p>
      <text:p text:style-name="P28"><text:tab/><text:span text:style-name="T2">Ecrire :</text:span> « 1 »</text:p>
      <text:p text:style-name="P26">SINON</text:p>
      <text:p text:style-name="P30"><text:tab/><text:span text:style-name="T2">E</text:span>crire : « <text:span text:style-name="T2">0 »</text:span></text:p>
      <text:p text:style-name="P26">FINSI</text:p>
      <text:p text:style-name="P28"><text:span text:style-name="T2">SI</text:span> val ≥<text:span text:style-name="T3">1</text:span></text:p>
      <text:p text:style-name="P26">ALORS</text:p>
      <text:p text:style-name="P28"><text:tab/>val=val-<text:span text:style-name="T3">1</text:span></text:p>
      <text:p text:style-name="P28"><text:tab/><text:span text:style-name="T2">Ecrire :</text:span> « 1 »</text:p>
      <text:p text:style-name="P26"><text:soft-page-break/>ORDISINON</text:p>
      <text:p text:style-name="P30"><text:tab/><text:span text:style-name="T2">E</text:span>crire : « <text:span text:style-name="T2">0 »</text:span></text:p>
      <text:p text:style-name="P26">FINSI</text:p>
      <text:list xml:id="list164959474484305" text:continue-numbering="true" text:style-name="Numbering_20_1">
        <text:list-item>
          <text:p text:style-name="P34">Que donnera l’affichage de ce programme si je saisi les valeurs suivantes :</text:p>
        </text:list-item>
      </text:list>
      <text:list xml:id="list1159906979" text:style-name="L1">
        <text:list-item>
          <text:p text:style-name="P42">255 →<text:span text:style-name="T15"> </text:span><text:span text:style-name="T17">1111 1111</text:span></text:p>
        </text:list-item>
        <text:list-item>
          <text:p text:style-name="P42">127 →<text:span text:style-name="T15"> </text:span><text:span text:style-name="T16">0111 0101</text:span></text:p>
        </text:list-item>
        <text:list-item>
          <text:p text:style-name="P42">1 →<text:span text:style-name="T15"> </text:span><text:span text:style-name="T16">0000 0001</text:span></text:p>
        </text:list-item>
        <text:list-item>
          <text:p text:style-name="P42">35 →<text:span text:style-name="T15"> </text:span><text:span text:style-name="T16">0010 0011</text:span></text:p>
        </text:list-item>
      </text:list>
      <text:list xml:id="list164960542174307" text:continue-list="list164959474484305" text:style-name="Numbering_20_1">
        <text:list-item>
          <text:p text:style-name="P35">Que fait ce programme ?</text:p>
        </text:list-item>
      </text:list>
      <text:p text:style-name="P37">Ce programme transforme des normes entier en nombre binaire.</text:p>
      <text:p text:style-name="P15"><text:span text:style-name="T5">Ré</text:span>solution d'équation du second degré de type <draw:frame draw:style-name="fr1" draw:name="Objet3" text:anchor-type="as-char" svg:width="2.644cm" svg:height="0.47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8"/>
      <text:p text:style-name="P8"><text:tab/><text:tab/>On rappel: <draw:frame draw:style-name="fr1" draw:name="Objet4" text:anchor-type="as-char" svg:width="2.348cm" svg:height="0.471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8"/>
      <text:p text:style-name="P8"><text:tab/><text:tab/>L'équation admet des solutions dans l'ensemble des réels si <draw:frame draw:style-name="fr1" draw:name="Objet5" text:anchor-type="as-char" svg:width="1.078cm" svg:height="0.47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tab/><text:tab/>Les solutions sont :</text:p>
      <text:p text:style-name="P8"><text:tab/><text:tab/><text:tab/><draw:frame draw:style-name="fr1" draw:name="Objet6" text:anchor-type="as-char" svg:width="2.593cm" svg:height="2.51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ORDI</text:p>
      <text:list xml:id="list164961081826181" text:continue-numbering="true" text:style-name="Numbering_20_1">
        <text:list-item>
          <text:p text:style-name="P40"><text:span text:style-name="T15">Écrivez un</text:span> programme demandant les trois coefficients a,b et c et indique à l'utilisateur s'il y a des solutions dans l'ensemble des réels.<text:tab/><text:tab/><text:tab/></text:p>
        </text:list-item>
      </text:list>
      <text:p text:style-name="P38">#include &lt;stdio.h&gt;</text:p>
      <text:p text:style-name="P38">#include &lt;stdlib.h&gt;</text:p>
      <text:p text:style-name="P38"/>
      <text:p text:style-name="P38">int main() {</text:p>
      <text:p text:style-name="P38"><text:s text:c="4"/>float a;</text:p>
      <text:p text:style-name="P38"><text:s text:c="4"/>float b;</text:p>
      <text:p text:style-name="P38"><text:s text:c="4"/>float c;</text:p>
      <text:p text:style-name="P39"><text:s text:c="4"/>float delta;</text:p>
      <text:p text:style-name="P39"><text:s text:c="4"/></text:p>
      <text:p text:style-name="P38"><text:s text:c="4"/>delta=0;</text:p>
      <text:p text:style-name="P38"><text:s text:c="4"/></text:p>
      <text:p text:style-name="P38"><text:s text:c="4"/>printf("Donnez le coefficient a de votre équation du second degré ");</text:p>
      <text:p text:style-name="P38"><text:s text:c="4"/>scanf("%f",&amp;a);</text:p>
      <text:p text:style-name="P38"><text:s text:c="4"/>printf("Donnez le coefficient b de votre équation du second degré ");</text:p>
      <text:p text:style-name="P38"><text:s text:c="4"/>scanf("%f",&amp;b);</text:p>
      <text:p text:style-name="P38"><text:s text:c="4"/>printf("Donnez le coefficient c de votre équation du second degré ");</text:p>
      <text:p text:style-name="P38"><text:s text:c="4"/>scanf("%f",&amp;c);</text:p>
      <text:p text:style-name="P38"><text:s text:c="4"/>delta=(b*b)-(4*a*c);</text:p>
      <text:p text:style-name="P38"><text:s text:c="4"/>if(delta&gt;=0){</text:p>
      <text:p text:style-name="P38"><text:s text:c="8"/>printf("Le discriminant de votre équation du second degré est positif. Donc votre équation du second degré admet des solutions dans les réels."); <text:s text:c="7"/></text:p>
      <text:p text:style-name="P38"><text:s text:c="4"/>}</text:p>
      <text:p text:style-name="P38"><text:s text:c="4"/>else{</text:p>
      <text:p text:style-name="P38"><text:s text:c="8"/>printf("Le discriminat de votre équation du second degré est négatif. Donc votre équation du second degré n'admet pas de solution dans les réels.");</text:p>
      <text:p text:style-name="P38"><text:s text:c="4"/>}</text:p>
      <text:p text:style-name="P38"><text:s text:c="4"/></text:p>
      <text:p text:style-name="P38"><text:s text:c="4"/>return 0;</text:p>
      <text:p text:style-name="P38">}</text:p>
      <text:p text:style-name="P31"/>
      <text:p text:style-name="P31"><text:tab/><text:tab/><text:tab/><text:tab/></text:p>
      <text:p text:style-name="P9">Le Parking des Quinconces au Mans affiche les tarifs suivants :</text:p>
      <text:p text:style-name="P7">Tarifs Horaires de 7h à 19h - Prix du 1/4 h</text:p>
      <text:p text:style-name="P7"><text:soft-page-break/><text:tab/><text:span text:style-name="T6">du 1</text:span><text:span text:style-name="T7">er</text:span><text:span text:style-name="T6"> au 4</text:span><text:span text:style-name="T7">ème</text:span><text:span text:style-name="T6"> <text:tab/><text:tab/>gratuit</text:span><text:span text:style-name="T7"> </text:span><text:span text:style-name="T6"><text:line-break/><text:tab/>du 5</text:span><text:span text:style-name="T7">ème</text:span><text:span text:style-name="T6"> au 10</text:span><text:span text:style-name="T7">ème</text:span><text:span text:style-name="T6"> <text:tab/><text:tab/>0,50€</text:span><text:span text:style-name="T7">  </text:span><text:span text:style-name="T6"><text:line-break/><text:tab/>du 11</text:span><text:span text:style-name="T7">ème</text:span><text:span text:style-name="T6"> au 12</text:span><text:span text:style-name="T7">ème</text:span><text:span text:style-name="T6"> </text:span><text:span text:style-name="T7"> <text:tab/><text:tab/></text:span><text:span text:style-name="T8">0,40€</text:span><text:span text:style-name="T6"><text:line-break/><text:tab/>du 13</text:span><text:span text:style-name="T7">ème</text:span><text:span text:style-name="T6"> au 28</text:span><text:span text:style-name="T7">ème</text:span><text:span text:style-name="T6"> <text:tab/><text:tab/>0,20€<text:tab/><text:line-break/><text:tab/><text:tab/><text:tab/>+ 0,10€ les suivants</text:span></text:p>
      <text:list xml:id="list164959924269772" text:continue-numbering="true" text:style-name="Numbering_20_1">
        <text:list-item>
          <text:p text:style-name="P36"><text:span text:style-name="T15">Écrivez</text:span> l’algorithme d’un programme demandant le nombre d’heures et de minutes de stationnement et qui calcul le coût du stationnement.</text:p>
        </text:list-item>
      </text:list>
      <text:p text:style-name="P10">Variables :</text:p>
      <text:p text:style-name="P10"><text:tab/>heures entier</text:p>
      <text:p text:style-name="P10"><text:tab/>minutes entier</text:p>
      <text:p text:style-name="P10"><text:tab/><text:bookmark-start text:name="__DdeLink__1558_1487884002"/>quartdheures<text:bookmark-end text:name="__DdeLink__1558_1487884002"/> entier</text:p>
      <text:p text:style-name="P10"><text:tab/>total réel</text:p>
      <text:p text:style-name="P10">Algorithme :</text:p>
      <text:p text:style-name="P10"><text:tab/>Début</text:p>
      <text:p text:style-name="P10"><text:tab/><text:tab/>Écrire «<text:bookmark-start text:name="__DdeLink__1592_1487884002"/>Donnez le nombre d’heures que vous avez passé dans le parking des Quinconces au Mans<text:bookmark-end text:name="__DdeLink__1592_1487884002"/> »</text:p>
      <text:p text:style-name="P10"><text:tab/><text:tab/>Lire heures</text:p>
      <text:p text:style-name="P10"><text:tab/><text:tab/>Écrire «<text:bookmark-start text:name="__DdeLink__1594_1487884002"/>Donnez le nombre de minutes en plus des heures que vous avez passé dans le parking des Quinconces au Mans<text:bookmark-end text:name="__DdeLink__1594_1487884002"/> »</text:p>
      <text:p text:style-name="P10"><text:tab/><text:tab/>Lire minutes</text:p>
      <text:p text:style-name="P11"><text:span text:style-name="T18"><text:tab/><text:tab/></text:span><text:bookmark-start text:name="__DdeLink__1596_1487884002"/><text:span text:style-name="T18">quartdheures</text:span><text:bookmark-end text:name="__DdeLink__1596_1487884002"/><text:span text:style-name="T18">=((heures*60)+minutes)/4</text:span></text:p>
      <text:p text:style-name="P12"><text:span text:style-name="T18"><text:tab/><text:tab/></text:span><text:span text:style-name="T19">Si <text:s/></text:span><text:bookmark-start text:name="__DdeLink__1580_1487884002"/><text:span text:style-name="T18">quartdheures</text:span><text:bookmark-end text:name="__DdeLink__1580_1487884002"/><text:span text:style-name="T18"> </text:span><text:span text:style-name="T19">≤ 1 ET <text:s/></text:span><text:span text:style-name="T18">quartdheures </text:span><text:span text:style-name="T19">≥ 4</text:span></text:p>
      <text:p text:style-name="P43"><text:tab/><text:tab/><text:tab/>Alors<text:tab/></text:p>
      <text:p text:style-name="P43"><text:tab/><text:tab/><text:tab/><text:tab/>Écrire «Vous n’avez rien à payer.»</text:p>
      <text:p text:style-name="P12"><text:span text:style-name="T19"><text:tab/><text:tab/><text:tab/>Sinon Si <text:s/></text:span><text:span text:style-name="T18">quartdheures </text:span><text:span text:style-name="T19">≤ 5 ET <text:s/></text:span><text:span text:style-name="T18">quartdheures </text:span><text:span text:style-name="T19">≥ 10</text:span></text:p>
      <text:p text:style-name="P43"><text:tab/><text:tab/><text:tab/><text:tab/>Alors</text:p>
      <text:p text:style-name="P12"><text:span text:style-name="T19"><text:tab/><text:tab/><text:tab/><text:tab/><text:tab/>total= </text:span><text:span text:style-name="T18">quartdheures*</text:span><text:span text:style-name="T19">0,50</text:span></text:p>
      <text:p text:style-name="P43"><text:tab/><text:tab/><text:tab/><text:tab/><text:tab/>Écrire «Vous devez payer » + total</text:p>
      <text:p text:style-name="P43"><text:tab/><text:tab/><text:tab/>FinSi</text:p>
      <text:p text:style-name="P12"><text:span text:style-name="T19"><text:tab/><text:tab/><text:tab/>Sinon Si </text:span><text:span text:style-name="T21"><text:s/></text:span><text:span text:style-name="T20">quartdheures </text:span><text:span text:style-name="T21">≤ 11 ET <text:s/></text:span><text:span text:style-name="T20">quartdheures </text:span><text:span text:style-name="T21">≥ 12</text:span></text:p>
      <text:p text:style-name="P44"><text:tab/><text:tab/><text:tab/><text:tab/>Alors</text:p>
      <text:p text:style-name="P12"><text:span text:style-name="T21"><text:tab/><text:tab/><text:tab/><text:tab/><text:tab/>total= </text:span><text:span text:style-name="T20">quartdheures*</text:span><text:span text:style-name="T21">0,40</text:span></text:p>
      <text:p text:style-name="P44"><text:tab/><text:tab/><text:tab/><text:tab/><text:tab/>Ecrire «Vous devez payer » + total</text:p>
      <text:p text:style-name="P44"><text:tab/><text:tab/><text:tab/>FinSi</text:p>
      <text:p text:style-name="P12"><text:span text:style-name="T21"><text:tab/><text:tab/><text:tab/>Sinon Si <text:s/></text:span><text:span text:style-name="T20">quartdheures </text:span><text:span text:style-name="T21">≤ 13 ET <text:s/></text:span><text:span text:style-name="T20">quartdheures </text:span><text:span text:style-name="T21">≥ 28</text:span></text:p>
      <text:p text:style-name="P44"><text:tab/><text:tab/><text:tab/><text:tab/>Alors</text:p>
      <text:p text:style-name="P12"><text:span text:style-name="T21"><text:tab/><text:tab/><text:tab/><text:tab/><text:tab/>total= </text:span><text:span text:style-name="T20">quartdheures*</text:span><text:span text:style-name="T21">0,20</text:span></text:p>
      <text:p text:style-name="P44"><text:tab/><text:tab/><text:tab/><text:tab/><text:tab/>Ecrire «Vous devez payer » + total</text:p>
      <text:p text:style-name="P12"><text:span text:style-name="T21"><text:tab/><text:tab/><text:tab/></text:span><text:span text:style-name="T22">FinSi</text:span></text:p>
      <text:p text:style-name="P45"><text:tab/><text:tab/><text:tab/>Sinon</text:p>
      <text:p text:style-name="P13"><text:span text:style-name="T22"><text:tab/><text:tab/><text:tab/><text:tab/>total=(</text:span><text:span text:style-name="T20">quartdheures-</text:span><text:span text:style-name="T22">28)*0,10+28*0,20</text:span></text:p>
      <text:p text:style-name="P46"><text:tab/><text:tab/><text:tab/><text:tab/>Ecrire «Vous devez payer » + total</text:p>
      <text:p text:style-name="P46"><text:tab/><text:tab/>FinSi</text:p>
      <text:p text:style-name="P43"/>
      <text:p text:style-name="P43"/>
      <text:p text:style-name="P43"/>
      <text:p text:style-name="P43"><text:soft-page-break/><text:s text:c="4"/>int heures;</text:p>
      <text:p text:style-name="P43"><text:s text:c="4"/>int heures;</text:p>
      <text:p text:style-name="P43"><text:s text:c="4"/>int minutes;</text:p>
      <text:p text:style-name="P43"><text:s text:c="4"/>int quartdheures;</text:p>
      <text:p text:style-name="P43"><text:s text:c="4"/>float total;</text:p>
      <text:p text:style-name="P43"><text:s text:c="4"/></text:p>
      <text:p text:style-name="P43"><text:s text:c="4"/>printf("Donnez le nombre d’heures que vous avez passé dans le parking des Quinconces au Mans ");</text:p>
      <text:p text:style-name="P43"><text:s text:c="4"/>scanf("%d",&amp;heures);</text:p>
      <text:p text:style-name="P43"><text:s text:c="4"/>printf("Donnez le nombre de minutes en plus des heures que vous avez passé dans le parking des Quinconces au Mans ");</text:p>
      <text:p text:style-name="P43"><text:s text:c="4"/>scanf("%d",&amp;minutes);</text:p>
      <text:p text:style-name="P43"><text:s text:c="4"/>quartdheures=((heures*60)+minutes)/4;</text:p>
      <text:p text:style-name="P43"><text:s text:c="4"/>if(quartdheures&lt;=1 &amp;&amp; quartdheures&lt;=4){</text:p>
      <text:p text:style-name="P43"><text:s text:c="8"/>printf("Vous n'avez rien à payer.");</text:p>
      <text:p text:style-name="P43"><text:s text:c="4"/>}</text:p>
      <text:p text:style-name="P43"><text:s text:c="4"/>else if(quartdheures&gt;=5 &amp;&amp; quartdheures&lt;=10){</text:p>
      <text:p text:style-name="P43"><text:s text:c="8"/>total=quartdheures*0.50;</text:p>
      <text:p text:style-name="P43"><text:s text:c="8"/>printf("Vous devez payer %f",total);</text:p>
      <text:p text:style-name="P43"><text:s text:c="4"/>}</text:p>
      <text:p text:style-name="P43"><text:s text:c="4"/>else if(quartdheures&gt;=11 &amp;&amp; quartdheures&lt;=12){</text:p>
      <text:p text:style-name="P43"><text:s text:c="8"/>total=quartdheures*0.40;</text:p>
      <text:p text:style-name="P43"><text:s text:c="8"/>printf("Vous devez payer %f",total);</text:p>
      <text:p text:style-name="P43"><text:s text:c="4"/>}</text:p>
      <text:p text:style-name="P43"><text:s text:c="4"/>else if(quartdheures&gt;=13 &amp;&amp; quartdheures&lt;=28){</text:p>
      <text:p text:style-name="P43"><text:s text:c="8"/>total=quartdheures*0.20;</text:p>
      <text:p text:style-name="P43"><text:s text:c="8"/>printf("Vous devez payer %f",total);</text:p>
      <text:p text:style-name="P43"><text:s text:c="4"/>}</text:p>
      <text:p text:style-name="P43"><text:s text:c="4"/>else if(quartdheures&gt;28){</text:p>
      <text:p text:style-name="P43"><text:s text:c="8"/>total=(quartdheures-28)*0.10+28*0.20;</text:p>
      <text:p text:style-name="P43"><text:s text:c="8"/>printf("Vous devez payer %f",total);</text:p>
      <text:p text:style-name="P43"><text:s text:c="4"/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loext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loext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47</meta:editing-cycles>
    <meta:editing-duration>PT5H34M12S</meta:editing-duration>
    <dc:date>2019-10-08T16:49:59.178155560</dc:date>
    <meta:document-statistic meta:table-count="1" meta:image-count="0" meta:object-count="4" meta:page-count="7" meta:paragraph-count="232" meta:word-count="964" meta:character-count="6106" meta:non-whitespace-character-count="4825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 display="block">
  <semantics>
    <mrow>
      <mi mathvariant="italic">ax</mi>
      <mrow>
        <mrow>
          <mn>²</mn>
          <mo stretchy="false">+</mo>
          <mi mathvariant="italic">bx</mi>
          <mo stretchy="false">+</mo>
          <mi>c</mi>
        </mrow>
        <mo stretchy="false">=</mo>
        <mn>0</mn>
      </mrow>
    </mrow>
    <annotation encoding="StarMath 5.0">ax²+bx+c=0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</mn>
      </mrow>
      <mi mathvariant="italic">ac</mi>
    </mrow>
    <annotation encoding="StarMath 5.0">%DELTA = b²-4ac</annotation>
  </semantics>
</math>
</file>

<file path=Object 5/content.xml><?xml version="1.0" encoding="utf-8"?>
<math xmlns="http://www.w3.org/1998/Math/MathML" display="block">
  <semantics>
    <mrow>
      <mi mathvariant="normal">Δ</mi>
      <mo stretchy="false">≥</mo>
      <mn>0</mn>
    </mrow>
    <annotation encoding="StarMath 5.0">%DELTA&gt;=0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i mathvariant="italic">et</mi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%DELTA} over {2a} newline
et newline
x2={-b-sqrt%DELTA} over {2a}</annotation>
  </semantics>
</math>
</file>